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3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sign px</text:p>
          </table:table-cell>
          <table:table-cell office:value-type="string" calcext:value-type="string">
            <text:p>Design units</text:p>
          </table:table-cell>
          <table:table-cell office:value-type="string" calcext:value-type="string">
            <text:p>css p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arget screen siz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 office:value-type="float" office:value="1920" calcext:value-type="float">
            <text:p>192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float" office:value="1080" calcext:value-type="float">
            <text:p>108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ss screen siz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http://mydevice.io/devices/</text:p>
          </table:table-cell>
          <table:table-cell/>
          <table:table-cell office:value-type="string" calcext:value-type="string">
            <text:p>LG Nexus 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design gr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F7]/[.E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F8]/[.E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esign grid squar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 table:formula="of:=[.D4]/[.E4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E14]*[.$F$1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table:formula="of:=[.D5]/[.E5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E15]*[.$F$1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16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header</text:p>
          </table:table-cell>
          <table:table-cell table:number-columns-repeated="3"/>
          <table:table-cell table:formula="of:=[.E17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18]*[.$F$1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19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ooter</text:p>
          </table:table-cell>
          <table:table-cell table:number-columns-repeated="3"/>
          <table:table-cell table:formula="of:=[.E20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21]*[.$F$1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22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uton</text:p>
          </table:table-cell>
          <table:table-cell table:number-columns-repeated="3"/>
          <table:table-cell table:formula="of:=[.E23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24]*[.$F$11]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25]*[.$F$1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formula="of:=[.D26]/[.D14]" office:value-type="float" office:value="0.9" calcext:value-type="float">
            <text:p>0,9</text:p>
          </table:table-cell>
          <table:table-cell table:formula="of:=[.E26]*[.$F$11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alog</text:p>
          </table:table-cell>
          <table:table-cell table:number-columns-repeated="3"/>
          <table:table-cell table:formula="of:=[.E27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E28]*[.$F$11]"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E29]*[.$F$11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30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31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32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33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34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35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36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37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38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39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40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41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42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 style:data-style-name="N2" text:time-value="21:10:08.2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21:16:36.052000000</meta:creation-date>
    <meta:generator>LibreOffice/5.0.1.2$Windows_X86_64 LibreOffice_project/81898c9f5c0d43f3473ba111d7b351050be20261</meta:generator>
    <dc:date>2015-09-10T00:53:04.749000000</dc:date>
    <meta:editing-duration>P1DT4H28M21S</meta:editing-duration>
    <meta:editing-cycles>3</meta:editing-cycles>
    <meta:document-statistic meta:table-count="1" meta:cell-count="78" meta:object-count="0"/>
  </office:meta>
</office:document-meta>
</file>